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cd8" officeooo:paragraph-rsid="00125cd8"/>
    </style:style>
    <style:style style:name="P2" style:family="paragraph" style:parent-style-name="Standard">
      <style:text-properties officeooo:rsid="001343ae" officeooo:paragraph-rsid="001343ae"/>
    </style:style>
    <style:style style:name="P3" style:family="paragraph" style:parent-style-name="Standard">
      <style:text-properties fo:font-weight="normal" officeooo:rsid="002c16b5" officeooo:paragraph-rsid="002c16b5" style:font-weight-asian="normal" style:font-weight-complex="normal"/>
    </style:style>
    <style:style style:name="P4" style:family="paragraph" style:parent-style-name="Standard">
      <style:text-properties fo:font-weight="bold" officeooo:rsid="002deb4a" officeooo:paragraph-rsid="002deb4a" style:font-weight-asian="bold" style:font-weight-complex="bold"/>
    </style:style>
    <style:style style:name="P5" style:family="paragraph" style:parent-style-name="Standard">
      <style:text-properties fo:font-weight="bold" officeooo:rsid="00380930" officeooo:paragraph-rsid="003e3f24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41fac1" officeooo:paragraph-rsid="0041fac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42bf16" officeooo:paragraph-rsid="0042bf1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4b2879" officeooo:paragraph-rsid="004b287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4dd836" officeooo:paragraph-rsid="004dd83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4dd836" officeooo:paragraph-rsid="004e121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4e121d" officeooo:paragraph-rsid="004e121d" style:font-weight-asian="normal" style:font-weight-complex="normal"/>
    </style:style>
    <style:style style:name="P12" style:family="paragraph" style:parent-style-name="Standard">
      <style:text-properties officeooo:rsid="002c16b5" officeooo:paragraph-rsid="002c16b5"/>
    </style:style>
    <style:style style:name="P13" style:family="paragraph" style:parent-style-name="Standard">
      <style:text-properties officeooo:rsid="0032d7d7" officeooo:paragraph-rsid="0032d7d7"/>
    </style:style>
    <style:style style:name="P14" style:family="paragraph" style:parent-style-name="Standard">
      <style:text-properties officeooo:paragraph-rsid="002c16b5"/>
    </style:style>
    <style:style style:name="P15" style:family="paragraph" style:parent-style-name="Standard">
      <style:text-properties officeooo:paragraph-rsid="004e121d"/>
    </style:style>
    <style:style style:name="P16" style:family="paragraph" style:parent-style-name="Standard">
      <style:text-properties officeooo:rsid="004e121d" officeooo:paragraph-rsid="004e121d"/>
    </style:style>
    <style:style style:name="P17" style:family="paragraph" style:parent-style-name="Text_20_body">
      <style:text-properties officeooo:rsid="003fe972" officeooo:paragraph-rsid="003fe972"/>
    </style:style>
    <style:style style:name="P18" style:family="paragraph" style:parent-style-name="Text_20_body">
      <style:text-properties officeooo:rsid="0040d09e" officeooo:paragraph-rsid="0040d09e"/>
    </style:style>
    <style:style style:name="P19" style:family="paragraph" style:parent-style-name="Text_20_body">
      <style:text-properties officeooo:rsid="00411f1c" officeooo:paragraph-rsid="00411f1c"/>
    </style:style>
    <style:style style:name="P20" style:family="paragraph" style:parent-style-name="Text_20_body">
      <style:text-properties officeooo:rsid="004393ee" officeooo:paragraph-rsid="004393ee"/>
    </style:style>
    <style:style style:name="P21" style:family="paragraph" style:parent-style-name="Text_20_body">
      <style:text-properties officeooo:rsid="004fc532" officeooo:paragraph-rsid="004fc532"/>
    </style:style>
    <style:style style:name="P22" style:family="paragraph" style:parent-style-name="Text_20_body">
      <style:text-properties officeooo:rsid="0054262a" officeooo:paragraph-rsid="0054262a"/>
    </style:style>
    <style:style style:name="P23" style:family="paragraph" style:parent-style-name="Text_20_body">
      <style:text-properties officeooo:rsid="00413d1b" officeooo:paragraph-rsid="00581915"/>
    </style:style>
    <style:style style:name="P24" style:family="paragraph" style:parent-style-name="Text_20_body">
      <style:text-properties officeooo:rsid="00504788" officeooo:paragraph-rsid="0059e9bf"/>
    </style:style>
    <style:style style:name="P25" style:family="paragraph" style:parent-style-name="Heading">
      <style:text-properties style:text-underline-style="none" fo:font-weight="normal" officeooo:rsid="004dd836" officeooo:paragraph-rsid="004dd836" style:font-weight-asian="normal" style:font-weight-complex="normal"/>
    </style:style>
    <style:style style:name="P26" style:family="paragraph" style:parent-style-name="Heading_20_1">
      <style:text-properties officeooo:rsid="004fc532" officeooo:paragraph-rsid="004fc532"/>
    </style:style>
    <style:style style:name="P27" style:family="paragraph" style:parent-style-name="Heading_20_1">
      <style:text-properties officeooo:rsid="003fe972" officeooo:paragraph-rsid="003fe972"/>
    </style:style>
    <style:style style:name="P28" style:family="paragraph" style:parent-style-name="Standard" style:list-style-name="L1">
      <style:text-properties officeooo:rsid="003fe972" officeooo:paragraph-rsid="003fe972"/>
    </style:style>
    <style:style style:name="P29" style:family="paragraph" style:parent-style-name="Standard" style:list-style-name="L1">
      <style:text-properties officeooo:rsid="001343ae" officeooo:paragraph-rsid="001343ae"/>
    </style:style>
    <style:style style:name="P30" style:family="paragraph" style:parent-style-name="Standard">
      <style:text-properties officeooo:paragraph-rsid="001767d0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officeooo:rsid="0032d7d7"/>
    </style:style>
    <style:style style:name="T3" style:family="text">
      <style:text-properties officeooo:rsid="0040d09e"/>
    </style:style>
    <style:style style:name="T4" style:family="text">
      <style:text-properties officeooo:rsid="00411f1c"/>
    </style:style>
    <style:style style:name="T5" style:family="text">
      <style:text-properties officeooo:rsid="0041fac1"/>
    </style:style>
    <style:style style:name="T6" style:family="text">
      <style:text-properties officeooo:rsid="00433c3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11f1c" style:font-weight-asian="bold" style:font-weight-complex="bold"/>
    </style:style>
    <style:style style:name="T9" style:family="text">
      <style:text-properties officeooo:rsid="004a9035"/>
    </style:style>
    <style:style style:name="T10" style:family="text">
      <style:text-properties officeooo:rsid="004dd836"/>
    </style:style>
    <style:style style:name="T11" style:family="text">
      <style:text-properties style:text-underline-style="none" fo:font-weight="normal" officeooo:rsid="004dd836" style:font-weight-asian="normal" style:font-weight-complex="normal"/>
    </style:style>
    <style:style style:name="T12" style:family="text">
      <style:text-properties style:text-underline-style="none" fo:font-weight="normal" officeooo:rsid="004e121d" style:font-weight-asian="normal" style:font-weight-complex="normal"/>
    </style:style>
    <style:style style:name="T13" style:family="text">
      <style:text-properties officeooo:rsid="004e121d"/>
    </style:style>
    <style:style style:name="T14" style:family="text">
      <style:text-properties officeooo:rsid="004fc532"/>
    </style:style>
    <style:style style:name="T15" style:family="text">
      <style:text-properties officeooo:rsid="00504788"/>
    </style:style>
    <style:style style:name="T16" style:family="text">
      <style:text-properties officeooo:rsid="0054262a"/>
    </style:style>
    <style:style style:name="T17" style:family="text">
      <style:text-properties officeooo:rsid="00581915"/>
    </style:style>
    <style:style style:name="T18" style:family="text">
      <style:text-properties officeooo:rsid="0059e9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verview</text:h>
      <text:p text:style-name="P1"/>
      <text:h text:style-name="Heading_20_2" text:outline-level="2">Dependencies</text:h>
      <text:p text:style-name="P2"><text:span text:style-name="T14">Developing and b</text:span>uilding the DB2 support <text:span text:style-name="T2">for QGIS </text:span>assumes that you already have familiarity with various languages and tools, like:</text:p>
      <text:list xml:id="list932181577" text:style-name="L1">
        <text:list-item>
          <text:p text:style-name="P28">C++</text:p>
        </text:list-item>
        <text:list-item>
          <text:p text:style-name="P29">Git</text:p>
        </text:list-item>
        <text:list-item>
          <text:p text:style-name="P28">Cmake</text:p>
        </text:list-item>
        <text:list-item>
          <text:p text:style-name="P28">Cygwin</text:p>
        </text:list-item>
        <text:list-item>
          <text:p text:style-name="P28">Qt</text:p>
          <text:p text:style-name="P29"/>
        </text:list-item>
      </text:list>
      <text:p text:style-name="P12"/>
      <text:p text:style-name="P13">The information below is about building and testing in the Windows environment and working with DB2 LUW.</text:p>
      <text:p text:style-name="P1"/>
      <text:h text:style-name="P26" text:outline-level="1">Modifying DB2 source</text:h>
      <text:p text:style-name="P22">Refer to the QGIS Developers guide in particular to the coding standards in<text:line-break/>https://qgis.org/en/site/getinvolved/development/qgisdevelopersguide/codingstandards.html</text:p>
      <text:p text:style-name="P21">If you are going to be making changes to the DB2 source and then submitting them back to the QGIS project, you should have your own GIT account and “fork” a copy of the source <text:span text:style-name="T16">in github.com/qgis/qgis</text:span>, then clone that to your Windows environment. I recommend installing <text:span text:style-name="T15">the GitHub Desktop, </text:span><text:a xlink:type="simple" xlink:href="https://desktop.github.com/" text:style-name="Internet_20_link" text:visited-style-name="Visited_20_Internet_20_Link"><text:span text:style-name="T15">https://desktop.github.com/</text:span></text:a><text:span text:style-name="T15">, to clone, commit and push updates. Doing git operations from the command line has been difficult with complications due to ssh keys and authentication.</text:span></text:p>
      <text:p text:style-name="P22">In the sections below, &lt;qgis-src-dir&gt; refers to the directory into which the QGIS code was cloned.</text:p>
      <text:p text:style-name="P24">When the DB2 changes are ready to be committed and pushed to your github account, you need to run scripts/prepare-commit.sh <text:span text:style-name="T18">from</text:span> &lt;qgis-src-dir&gt;. </text:p>
      <text:p text:style-name="P22">When committing, include the issue number in the commit message.</text:p>
      <text:p text:style-name="P22">In your github account, create a pull request <text:span text:style-name="T17">to request that your changes be tested, reviewed and approved</text:span>. <text:span text:style-name="T17">Once you create the pull request, code checking and compilation will automatically be performed.</text:span></text:p>
      <text:h text:style-name="P27" text:outline-level="1"><text:span text:style-name="T10">Build</text:span> tips</text:h>
      <text:p text:style-name="P17">The primary source of build instructions are on the QGIS Github site:<text:line-break/>http://htmlpreview.github.io/?https://raw.github.com/qgis/QGIS/master/doc/INSTALL.html</text:p>
      <text:p text:style-name="P17">The build process is sensitive to the various product versions/levels. </text:p>
      <text:p text:style-name="P19"><text:soft-page-break/>When installing the pre-requisite software, allow it to be installed into the default locations as many of the batch files are dependent on this.</text:p>
      <text:p text:style-name="P17">In particular, use the version of Microsoft Visual C++ that is listed, currently Microsoft Visual Studio Community 2015. <text:s/>When installing, <text:span text:style-name="T3">make sure to install the “Common Tools for Visual C++ 2015” or you will have problems with stuff missing.</text:span></text:p>
      <text:p text:style-name="P18">When using the OSGeo4W Advanced Installation, make sure that the “install” operation is set after selecting qgis-rel-deps. When you are all done, look in the OSGeo4W “apps” directory and make sure that QGIS is there.</text:p>
      <text:p text:style-name="P18">After cloning the QGIS source from Github, <text:span text:style-name="T4">change to the “&lt;qgis-srd-cir&gt;\ms-windows\osgeo4w” sub directory. R</text:span>un the <text:span text:style-name="T7">configonly.bat</text:span> file (may be listed in instructions as <text:span text:style-name="T7">configonly.cmd</text:span>). <text:span text:style-name="T4">If this fails saying SETUPAPI_LIB is not found, you may need to edit </text:span><text:span text:style-name="T8">package_nightly.cmd</text:span><text:span text:style-name="T4"> to point to the SetupAPI.lib file that is somewhere in the </text:span><text:a xlink:type="simple" xlink:href="file:///c:/program" text:style-name="Internet_20_link" text:visited-style-name="Visited_20_Internet_20_Link"><text:span text:style-name="T4">c:\program</text:span></text:a><text:span text:style-name="T4"> files (x86)\Windows Kits subdirectories.</text:span></text:p>
      <text:p text:style-name="P23"><text:span text:style-name="T17">Edit </text:span><text:span text:style-name="T7">package_nightly.cmd</text:span> to <text:span text:style-name="T17">add the line WITH_ASTYLE=TRUE above the WITH_ORACLE=TRUE line and change this to WITH_ORACLE=FALSE if you aren’t using Oracle and don’t have it installed. </text:span></text:p>
      <text:p text:style-name="P20">Make sure to follow the instructions to run <text:span text:style-name="T7">c:\osgeo4w64\osgeo4w-dev</text:span> in a command window and then run ‘<text:span text:style-name="T7">devenv</text:span>’ to start MS Visual Studio. Then build ‘ALL_BUILD’.</text:p>
      <text:h text:style-name="Heading_20_2" text:outline-level="2"><text:span text:style-name="T10">Test &amp; </text:span>D<text:span text:style-name="T5">ebug</text:span></text:h>
      <text:p text:style-name="Heading">In Visual Studio</text:p>
      <text:p text:style-name="P9"/>
      <text:p text:style-name="P9">It is easiest to run and debug from within the Visual Studio environment.</text:p>
      <text:p text:style-name="P9"/>
      <text:p text:style-name="P10">Open the ALL_BUILD properties and change the debugging command to something like:</text:p>
      <text:p text:style-name="P16">&lt;qgis-src-dir&gt;\ms-windows\osgeo4w\build-qgis-test-x86_64\output\bin\RelWithDebInfo\qgis.exe</text:p>
      <text:p text:style-name="P15"><text:span text:style-name="T12">Selec</text:span><text:span text:style-name="T11">t “Start Debugging” from the Visual Studio Debug menu.</text:span></text:p>
      <text:p text:style-name="P6"/>
      <text:p text:style-name="P9">If it crashes, you should be able to see the logging messages in the console window and a stack trace indicating where it failed.</text:p>
      <text:p text:style-name="P25">From a command window</text:p>
      <text:p text:style-name="P9"/>
      <text:p text:style-name="P11">To run the QGIS executable just built, change to<text:line-break/>&lt;qgis-src-dir&gt;<text:a xlink:type="simple" xlink:href="file://ms-windows/osgeo4w/build-qgis-test-x86_64/output/bin/RelWithDebInfo" text:style-name="Internet_20_link" text:visited-style-name="Visited_20_Internet_20_Link">\ms-windows\osgeo4w\build-qgis-test-x86_64\output\bin\RelWithDebInfo</text:a></text:p>
      <text:p text:style-name="P11"/>
      <text:p text:style-name="P11">Run qgis.exe</text:p>
      <text:p text:style-name="P11"/>
      <text:p text:style-name="P6"><text:span text:style-name="T13">To get QGIS debugging information, t</text:span>he following environment variables need to be set when running QGIS <text:span text:style-name="T9">in windows</text:span>:</text:p>
      <text:p text:style-name="P6"><text:span text:style-name="T9">set </text:span>QGIS_DEBUG<text:span text:style-name="T9">=</text:span>5</text:p>
      <text:p text:style-name="P6"><text:soft-page-break/><text:span text:style-name="T9">set </text:span>QGIS_LOG_FILE<text:span text:style-name="T9">=</text:span>&lt;some file&gt;</text:p>
      <text:p text:style-name="P6"/>
      <text:p text:style-name="P7">Useful info:</text:p>
      <text:p text:style-name="P7"><text:a xlink:type="simple" xlink:href="https://nathanw.net/2017/06/26/qgis-why-u-no-print-debug-info/" text:style-name="Internet_20_link" text:visited-style-name="Visited_20_Internet_20_Link">https://nathanw.net/2017/06/26/qgis-why-u-no-print-debug-info/</text:a></text:p>
      <text:p text:style-name="P7"><text:a xlink:type="simple" xlink:href="http://osgeo-org.1560.x6.nabble.com/how-to-get-debugging-messages-td4471936.html" text:style-name="Internet_20_link" text:visited-style-name="Visited_20_Internet_20_Link">http://osgeo-org.1560.x6.nabble.com/how-to-get-debugging-messages-td4471936.html</text:a></text:p>
      <text:p text:style-name="P7"/>
      <text:p text:style-name="P8">Haven’t gotten much information from this, but it is documented<text:line-break/>CPL_DEBUG=ON</text:p>
      <text:p text:style-name="P8">CPL_LOG_ERRORS=ON</text:p>
      <text:p text:style-name="P8">CPL_LOG=&lt;filename&gt;</text:p>
      <text:h text:style-name="Heading_20_2" text:outline-level="2">Database Setup</text:h>
      <text:p text:style-name="P5"/>
      <text:p text:style-name="P30"/>
      <text:p text:style-name="P3"/>
      <text:p text:style-name="P14"><text:span text:style-name="Source_20_Text"><text:span text:style-name="T1"/>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22T08:51:43.516000000</meta:creation-date>
    <meta:generator>LibreOffice/7.0.1.2$Windows_X86_64 LibreOffice_project/7cbcfc562f6eb6708b5ff7d7397325de9e764452</meta:generator>
    <dc:date>2021-03-01T15:04:09.328000000</dc:date>
    <meta:editing-duration>P6DT9H9M24S</meta:editing-duration>
    <meta:editing-cycles>28</meta:editing-cycles>
    <meta:document-statistic meta:table-count="0" meta:image-count="0" meta:object-count="0" meta:page-count="3" meta:paragraph-count="46" meta:word-count="573" meta:character-count="4081" meta:non-whitespace-character-count="3555"/>
  </office:meta>
</office:document-meta>
</file>